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c390" officeooo:paragraph-rsid="001cc390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cc390" officeooo:paragraph-rsid="001fccb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c390" officeooo:paragraph-rsid="001cc390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start" style:justify-single-word="false"/>
      <style:text-properties officeooo:rsid="001cc390" officeooo:paragraph-rsid="001cc390"/>
    </style:style>
    <style:style style:name="P7" style:family="paragraph" style:parent-style-name="Header" style:list-style-name="L4">
      <style:paragraph-properties fo:text-align="start" style:justify-single-word="false"/>
      <style:text-properties fo:font-size="12pt" fo:font-weight="normal" officeooo:rsid="002110c1" officeooo:paragraph-rsid="002110c1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288105" officeooo:paragraph-rsid="002110c1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296aff" officeooo:paragraph-rsid="002110c1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2110c1" officeooo:paragraph-rsid="002110c1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normal" officeooo:rsid="002110c1" officeooo:paragraph-rsid="002110c1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normal" officeooo:rsid="00218bf1" officeooo:paragraph-rsid="00218bf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cc390" officeooo:paragraph-rsid="001cc390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officeooo:rsid="0005ca21" officeooo:paragraph-rsid="0005ca2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110c1"/>
    </style:style>
    <style:style style:name="T3" style:family="text">
      <style:text-properties style:text-position="0% 100%"/>
    </style:style>
    <style:style style:name="T4" style:family="text">
      <style:text-properties officeooo:rsid="0021f7f0"/>
    </style:style>
    <style:style style:name="T5" style:family="text">
      <style:text-properties officeooo:rsid="002110c1"/>
    </style:style>
    <style:style style:name="T6" style:family="text">
      <style:text-properties officeooo:rsid="00218bf1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tru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ly Report</text:p>
      <text:p text:style-name="P2"/>
      <text:p text:style-name="P3">My goals from last week:</text:p>
      <text:list xml:id="list4964532396224064866" text:style-name="L1">
        <text:list-item>
          <text:p text:style-name="P8">Reverse engineer the Swarmathon code and map out how each file interacts with each other. The documentation isn't detailed enough.</text:p>
        </text:list-item>
        <text:list-item>
          <text:p text:style-name="P9">Fix rover</text:p>
        </text:list-item>
        <text:list-item>
          <text:p text:style-name="P8">Save a bunch of pictures.</text:p>
        </text:list-item>
        <text:list-item>
          <text:p text:style-name="P8">Transform the pictures.</text:p>
        </text:list-item>
      </text:list>
      <text:p text:style-name="P3"/>
      <text:p text:style-name="P3">My accomplishments this week:</text:p>
      <text:list xml:id="list4029066552126767355" text:style-name="L2">
        <text:list-item>
          <text:p text:style-name="P10">Created RSS poster</text:p>
        </text:list-item>
        <text:list-item>
          <text:p text:style-name="P12">Got a far better understanding of how ROS and CV interact.</text:p>
        </text:list-item>
        <text:list-item>
          <text:p text:style-name="P10">Created imageTopView.cpp for transforming images. (Attached below)</text:p>
        </text:list-item>
        <text:list-item>
          <text:p text:style-name="P10">Helped An move an entire warehouse <text:span text:style-name="T6">and learned about the projects there.</text:span></text:p>
        </text:list-item>
      </text:list>
      <text:p text:style-name="P3"/>
      <text:p text:style-name="P3">My goals for next week:</text:p>
      <text:list xml:id="list6121124039228103061" text:style-name="L3">
        <text:list-item>
          <text:p text:style-name="P11">Test and debug imageTopView.cpp</text:p>
        </text:list-item>
        <text:list-item>
          <text:p text:style-name="P11">Go to RSS Workshop and cram my notebook full of notes.</text:p>
        </text:list-item>
      </text:list>
      <text:p text:style-name="P3"/>
      <text:p text:style-name="P4">Dr. Becker <text:span text:style-name="T4">needs to</text:span>:</text:p>
      <text:list xml:id="list4764369938569053090" text:style-name="L4">
        <text:list-item>
          <text:p text:style-name="P7">One of my packages was delivered to the mail room instead. I went to the post office and they told me to have you contact them through the confirmation email they sent you on Monday, June 13<text:span text:style-name="T1">th</text:span>. Could you tell them to give David Wu permission to pick it up. The tracking number is 9361289671090045892762. Sorry about the trouble.</text:p>
          <text:p text:style-name="P7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1" draw:name="Object1" text:anchor-type="paragraph" svg:width="8.5in" svg:height="1.7445in" draw:z-index="0"><draw:object xlink:href="./Object 1" xlink:type="simple" xlink:show="embed" xlink:actuate="onLoad"/><draw:image xlink:href="./ObjectReplacements/Object 1" xlink:type="simple" xlink:show="embed" xlink:actuate="onLoad"/></draw:frame></text:p>
      <text:section text:style-name="Sect1" text:name="Section1" text:protected="true">
        <text:section-source xlink:href="../../Houston%20Stuff/Work/hereWeGo/imageTopView/imageTopViewProject/main.cpp"/>
        <text:p text:style-name="P14">// OVERVIEW</text:p>
        <text:p text:style-name="P14">//Subscribes to usbCamera.cpp to get a raw image</text:p>
        <text:p text:style-name="P14">//Transforms the image.</text:p>
        <text:p text:style-name="P14">//Publishes the image for floorMap.h to use</text:p>
        <text:p text:style-name="P14"/>
        <text:p text:style-name="P14">#include &lt;iostream&gt;</text:p>
        <text:p text:style-name="P14"/>
        <text:p text:style-name="P14">#include &lt;string.h&gt;</text:p>
        <text:p text:style-name="P14">#include &lt;ros/ros.h&gt;</text:p>
        <text:p text:style-name="P14">#include &lt;image_transport/image_transport.h&gt;</text:p>
        <text:p text:style-name="P14">#include &lt;cv_bridge/cv_bridge.h&gt;</text:p>
        <text:p text:style-name="P14">#include &lt;sensor_msgs/image_encodings.h&gt;</text:p>
        <text:p text:style-name="P14"/>
        <text:p text:style-name="P14">#include &lt;opencv2/highgui/highgui.hpp&gt;</text:p>
        <text:p text:style-name="P14">#include &lt;opencv2/opencv.hpp&gt;</text:p>
        <text:p text:style-name="P14">#include &lt;opencv2/imgproc/imgproc.hpp&gt;</text:p>
        <text:p text:style-name="P14"/>
        <text:p text:style-name="P14">using namespace cv;</text:p>
        <text:p text:style-name="P14"/>
        <text:p text:style-name="P14">//publisher</text:p>
        <text:p text:style-name="P14">image_transport::Publisher imgPublisher;</text:p>
        <text:p text:style-name="P14"/>
        <text:p text:style-name="P14">//source verticies for perspective transforming</text:p>
        <text:p text:style-name="P14">Point2f src_verts[4];</text:p>
        <text:p text:style-name="P14">src_verts[0] = Point(10, 0);</text:p>
        <text:p text:style-name="P14">src_verts[1] = Point(20, 10);</text:p>
        <text:p text:style-name="P14">src_verts[2] = Point(30, 20);</text:p>
        <text:p text:style-name="P14">src_verts[3] = Point(40, 30);</text:p>
        <text:p text:style-name="P14">//destination verticies for perspective transforming</text:p>
        <text:p text:style-name="P14">Point2f dst_verts[4];</text:p>
        <text:p text:style-name="P14">dst_verts[0] = Point(10, 0);</text:p>
        <text:p text:style-name="P14">dst_verts[1] = Point(20, 10);</text:p>
        <text:p text:style-name="P14">dst_verts[2] = Point(30, 20);</text:p>
        <text:p text:style-name="P14">dst_verts[3] = Point(40, 30);</text:p>
        <text:p text:style-name="P14"/>
        <text:p text:style-name="P14"><text:soft-page-break/></text:p>
        <text:p text:style-name="P14">void transform(const sensor_msgs::ImageConstPtr&amp; msg);</text:p>
        <text:p text:style-name="P14">void displayImage();</text:p>
        <text:p text:style-name="P14"/>
        <text:p text:style-name="P14">int main(int argc, char *argv[])</text:p>
        <text:p text:style-name="P14">{</text:p>
        <text:p text:style-name="P14"><text:s text:c="4"/>//imageTopView cannot be a class because it needs access to argv and argc to publish, wouldnt make sense to make it a class</text:p>
        <text:p text:style-name="P14"/>
        <text:p text:style-name="P14"><text:s text:c="4"/>//Gets hostname for publishing</text:p>
        <text:p text:style-name="P14"><text:s text:c="4"/>char host[128];</text:p>
        <text:p text:style-name="P14"><text:s text:c="4"/>gethostname(host,sizeof (host)); //@@@@@NEED TO FIGURE OUT WHERE THIS FUNCTION COMES FROM (so I can include it), found example at target.cpp</text:p>
        <text:p text:style-name="P14"><text:s text:c="4"/>string hostName(host);</text:p>
        <text:p text:style-name="P14"/>
        <text:p text:style-name="P14"><text:s text:c="4"/>//gets rover's name ID thing</text:p>
        <text:p text:style-name="P14"><text:s text:c="4"/>string publishedName;</text:p>
        <text:p text:style-name="P14"/>
        <text:p text:style-name="P14"><text:s text:c="4"/>if (argc &gt;= 2) {</text:p>
        <text:p text:style-name="P14"><text:s text:c="8"/>publishedName = argv[1];</text:p>
        <text:p text:style-name="P14"><text:s text:c="8"/>cout &lt;&lt; "Welcome to the world of tomorrow " &lt;&lt; publishedName &lt;&lt; "! <text:s/>Target detect module started." &lt;&lt; endl;</text:p>
        <text:p text:style-name="P14"><text:s text:c="4"/>} else {</text:p>
        <text:p text:style-name="P14"><text:s text:c="8"/>publishedName = hostName;</text:p>
        <text:p text:style-name="P14"><text:s text:c="8"/>cout &lt;&lt; "No Name Selected. Default is: " &lt;&lt; publishedName &lt;&lt; endl;</text:p>
        <text:p text:style-name="P14"><text:s text:c="4"/>}</text:p>
        <text:p text:style-name="P14"/>
        <text:p text:style-name="P14"><text:s text:c="4"/>ros::init(argc, argv, "image_top_view");</text:p>
        <text:p text:style-name="P14"/>
        <text:p text:style-name="P14"><text:s text:c="4"/>//Start the nodeHandle to be able to subscribe and publish</text:p>
        <text:p text:style-name="P14"><text:s text:c="4"/>ros::NodeHandle nh;</text:p>
        <text:p text:style-name="P14"/>
        <text:p text:style-name="P14"><text:s text:c="4"/>//subscribes to the raw image data</text:p>
        <text:p text:style-name="P14"><text:s text:c="4"/>image_transport::ImageTransport it(nh);</text:p>
        <text:p text:style-name="P14"><text:s text:c="4"/>//Transforms the raw image by appying the following filters: Perspective, sharpen, stablization, super resolution.</text:p>
        <text:p text:style-name="P14"><text:s text:c="4"/>image_transport::Subscriber imgSubscriber = it.subscribe((publishedName + "camera/image"), 2, transform);</text:p>
        <text:p text:style-name="P14"/>
        <text:p text:style-name="P14"><text:s text:c="4"/>//Initializes the image viewing window DEBUGGER</text:p>
        <text:p text:style-name="P14"><text:s text:c="4"/>namedWindow("view"); //remember to start the window thread, and destroy the window after</text:p>
        <text:p text:style-name="P14"><text:s text:c="4"/>startWindowThread();</text:p>
        <text:p text:style-name="P14"/>
        <text:p text:style-name="P14"><text:s text:c="4"/>//Creates the publisher</text:p>
        <text:p text:style-name="P14"><text:s text:c="4"/>imgPublisher = it.advertise((hostName +"camera/image"), 10); //need to test the number</text:p>
        <text:p text:style-name="P14"/>
        <text:p text:style-name="P14"><text:s text:c="4"/>ros::spin();//makes sure ros is properly threaded and not skipped</text:p>
        <text:p text:style-name="P14"/>
        <text:p text:style-name="P14"><text:s text:c="4"/>destroyWindow("view");</text:p>
        <text:p text:style-name="P14"/>
        <text:p text:style-name="P14"/>
        <text:p text:style-name="P14"><text:s text:c="4"/>return 0;</text:p>
        <text:p text:style-name="P14">}</text:p>
        <text:p text:style-name="P14"/>
        <text:p text:style-name="P14"><text:soft-page-break/>void transform(const sensor_msgs::ImageConstPtr &amp;msg)</text:p>
        <text:p text:style-name="P14">{</text:p>
        <text:p text:style-name="P14"><text:s text:c="4"/>//convert to cv image</text:p>
        <text:p text:style-name="P14"><text:s text:c="4"/>//create mat image for processing</text:p>
        <text:p text:style-name="P14"><text:s text:c="4"/>//transform</text:p>
        <text:p text:style-name="P14"><text:s text:c="4"/>//convert backwards</text:p>
        <text:p text:style-name="P14"><text:s text:c="4"/>//publish</text:p>
        <text:p text:style-name="P14"/>
        <text:p text:style-name="P14"><text:s text:c="4"/>cv_bridge::CvImagePtr cvImage; //for storing the converted image from ROS to CV</text:p>
        <text:p text:style-name="P14"/>
        <text:p text:style-name="P14"><text:s text:c="4"/>try</text:p>
        <text:p text:style-name="P14"><text:s text:c="4"/>{</text:p>
        <text:p text:style-name="P14"><text:s text:c="8"/>//Note: When a RGB image is read from a file, it is stored in memory with its channels in a BGR order</text:p>
        <text:p text:style-name="P14"><text:s text:c="8"/>//converts from MONO8 to BGR8</text:p>
        <text:p text:style-name="P14"><text:s text:c="8"/>cvImage = cv_bridge::toCvCopy(msg); //Made a copy of the ROS image and converted to CV image</text:p>
        <text:p text:style-name="P14"><text:s text:c="4"/>}</text:p>
        <text:p text:style-name="P14"><text:s text:c="4"/>catch (cv_bridge::Exception &amp; e)</text:p>
        <text:p text:style-name="P14"><text:s text:c="4"/>{</text:p>
        <text:p text:style-name="P14"><text:s text:c="8"/>ROS_ERROR("Could not convert fomr '%s' to 'bgr8'. ", msg -&gt; encoding.c_str());</text:p>
        <text:p text:style-name="P14"><text:s text:c="8"/>return;</text:p>
        <text:p text:style-name="P14"><text:s text:c="4"/>}</text:p>
        <text:p text:style-name="P14"/>
        <text:p text:style-name="P14"><text:s text:c="4"/>Mat src = cvImage -&gt; image; //Takes cv image and converts it to a Mat image to be processable.</text:p>
        <text:p text:style-name="P14"><text:s text:c="4"/>Mat dst;</text:p>
        <text:p text:style-name="P14"/>
        <text:p text:style-name="P14"><text:s text:c="4"/>//transforms the perspective and stores into the Mat dst</text:p>
        <text:p text:style-name="P14"><text:s text:c="4"/>Mat M = getPerspectiveTransform(src_verts,dst_verts);</text:p>
        <text:p text:style-name="P14"><text:s text:c="4"/>warpPerspective(src,dst,M, src.size());</text:p>
        <text:p text:style-name="P14"/>
        <text:p text:style-name="P14"/>
        <text:p text:style-name="P14"><text:s text:c="4"/>//DEBUG</text:p>
        <text:p text:style-name="P14"><text:s text:c="4"/>namedWindow (" ORIGINAL ", WINDOW_AUTOSIZE);</text:p>
        <text:p text:style-name="P14"><text:s text:c="4"/>imshow(" ORIGINAL ", src);</text:p>
        <text:p text:style-name="P14"><text:s text:c="4"/>namedWindow (" PERSPECTIVE ", WINDOW_AUTOSIZE);</text:p>
        <text:p text:style-name="P14"><text:s text:c="4"/>imshow(" PERSPECTIVE ", dst);</text:p>
        <text:p text:style-name="P14"><text:s text:c="4"/>waitKey();</text:p>
        <text:p text:style-name="P14"/>
        <text:p text:style-name="P14"><text:s text:c="4"/>//need to figure out a way to convert Mat dst into CV into ROS. Then publish. (http://answers.ros.org/question/9765/how-to-convert-cvmat-to-sensor_msgsimageptr/)</text:p>
        <text:p text:style-name="P14"><text:s text:c="4"/>//mat does not contain enough info as cvImage. So I must use info from the input cvImage along with the mat to create a brand new cvImage</text:p>
        <text:p text:style-name="P14"><text:s text:c="4"/>cv_bridge::Cvimage output;</text:p>
        <text:p text:style-name="P14"><text:s text:c="4"/>output.header = msg-&gt;header;</text:p>
        <text:p text:style-name="P14"><text:s text:c="4"/>output.encoding = msg-&gt;encoding;</text:p>
        <text:p text:style-name="P14"><text:s text:c="4"/>output.image = dst;</text:p>
        <text:p text:style-name="P14"/>
        <text:p text:style-name="P14"><text:s text:c="4"/>//convert modified cv_image back to ROS (http://wiki.ros.org/cv_bridge/Tutorials/UsingCvBridgeToConvertBetweenROSImagesAndOpenCVImages)</text:p>
        <text:p text:style-name="P14"><text:s text:c="4"/>cv_bridge::CvImageConstPtr out_ptr;</text:p>
        <text:p text:style-name="P14"><text:s text:c="6"/>try</text:p>
        <text:p text:style-name="P14"><text:s text:c="6"/>{</text:p>
        <text:p text:style-name="P14"><text:soft-page-break/><text:s text:c="8"/>out_ptr = cv_bridge::toCvShare(output, enc::BGR8);</text:p>
        <text:p text:style-name="P14"><text:s text:c="6"/>}</text:p>
        <text:p text:style-name="P14"><text:s text:c="6"/>catch (cv_bridge::Exception&amp; e)</text:p>
        <text:p text:style-name="P14"><text:s text:c="6"/>{</text:p>
        <text:p text:style-name="P14"><text:s text:c="8"/>ROS_ERROR("cv_bridge exception: %s", e.what());</text:p>
        <text:p text:style-name="P14"><text:s text:c="8"/>return;</text:p>
        <text:p text:style-name="P14"><text:s text:c="6"/>}</text:p>
        <text:p text:style-name="P14"/>
        <text:p text:style-name="P14"/>
        <text:p text:style-name="P14"><text:s text:c="3"/>//publishes it</text:p>
        <text:p text:style-name="P14"><text:s text:c="4"/>imgPublisher.publish(out_ptr-&gt;toImageMsg());</text:p>
        <text:p text:style-name="P14"/>
        <text:p text:style-name="P14">}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><text:soft-page-break/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c390" officeooo:paragraph-rsid="001cc390"/>
    </style:style>
    <style:style style:name="MP2" style:family="paragraph" style:parent-style-name="Header">
      <style:paragraph-properties fo:text-align="start" style:justify-single-word="false"/>
      <style:text-properties officeooo:rsid="001cc390" officeooo:paragraph-rsid="001cc390"/>
    </style:style>
    <style:style style:name="MT1" style:family="text">
      <style:text-properties officeooo:rsid="002110c1"/>
    </style:style>
    <style:style style:name="MT2" style:family="text">
      <style:text-properties style:text-position="super 58%" officeooo:rsid="002110c1"/>
    </style:style>
    <style:style style:name="MT3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Wu</text:p>
        <text:p text:style-name="MP2">Robotics Swarm Control Lab <text:s text:c="74"/>Wednesday, June 1<text:span text:style-name="MT1">5</text:span><text:span text:style-name="MT2">th</text:span><text:span text:style-name="MT3">, 20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2:27:57.115678809</meta:creation-date>
    <dc:date>2016-06-15T17:16:08.905826637</dc:date>
    <meta:editing-duration>PT6M57S</meta:editing-duration>
    <meta:editing-cycles>6</meta:editing-cycles>
    <meta:generator>LibreOffice/4.2.8.2$Linux_X86_64 LibreOffice_project/420m0$Build-2</meta:generator>
    <meta:document-statistic meta:table-count="0" meta:image-count="0" meta:object-count="1" meta:page-count="6" meta:paragraph-count="131" meta:word-count="708" meta:character-count="5540" meta:non-whitespace-character-count="45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5665in"/>
    </style:style>
    <style:style style:name="co4" style:family="table-column">
      <style:table-column-properties fo:break-before="auto" style:column-width="0.9571in"/>
    </style:style>
    <style:style style:name="co5" style:family="table-column">
      <style:table-column-properties fo:break-before="auto" style:column-width="6.9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text-position="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43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 style:data-style-name="N43">
      <style:table-cell-properties style:rotation-align="none"/>
      <style:text-properties style:text-position=""/>
    </style:style>
    <style:style style:name="ce14" style:family="table-cell" style:parent-style-name="Default">
      <style:table-cell-properties fo:border-bottom="0.74pt solid #000000" fo:background-color="#fcd5b5" style:diagonal-bl-tr="none" style:diagonal-tl-br="none" fo:border-left="none" fo:border-right="0.74pt solid #000000" style:rotation-align="none" fo:border-top="0.74pt solid #000000"/>
      <style:text-properties fo:color="#333333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fcd5b5" style:rotation-align="none"/>
      <style:text-properties style:text-position=""/>
    </style:style>
    <style:style style:name="ce16" style:family="table-cell" style:parent-style-name="Default" style:data-style-name="N43">
      <style:table-cell-properties fo:background-color="#fcd5b5" style:rotation-align="none"/>
      <style:text-properties style:text-position="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767676" style:text-outline="false" style:text-line-through-style="none" style:text-line-through-type="none" style:text-position="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333333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767676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0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43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 style:data-style-name="N43">
      <style:table-cell-properties style:rotation-align="none"/>
    </style:style>
    <style:style style:name="ce39" style:family="table-cell" style:parent-style-name="Default">
      <style:table-cell-properties fo:border-bottom="0.74pt solid #000000" fo:background-color="#fcd5b5" style:diagonal-bl-tr="none" style:diagonal-tl-br="none" fo:border-left="none" fo:border-right="0.74pt solid #000000" style:rotation-align="none" fo:border-top="0.74pt solid #000000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ackground-color="#fcd5b5" style:rotation-align="none"/>
    </style:style>
    <style:style style:name="ce41" style:family="table-cell" style:parent-style-name="Default" style:data-style-name="N43">
      <style:table-cell-properties fo:background-color="#fcd5b5" style:rotation-align="none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7"/>
        <table:table-column table:style-name="co1" table:default-cell-style-name="ce30"/>
        <table:table-column table:style-name="co2" table:default-cell-style-name="ce35"/>
        <table:table-column table:style-name="co3" table:default-cell-style-name="ce28"/>
        <table:table-column table:style-name="co4" table:default-cell-style-name="ce40"/>
        <table:table-column table:style-name="co2" table:default-cell-style-name="ce35"/>
        <table:table-column table:style-name="co3" table:default-cell-style-name="ce28"/>
        <table:table-column table:style-name="co4" table:default-cell-style-name="ce40"/>
        <table:table-column table:style-name="co2" table:default-cell-style-name="ce35"/>
        <table:table-column table:style-name="co3" table:default-cell-style-name="ce28"/>
        <table:table-column table:style-name="co4" table:default-cell-style-name="ce40"/>
        <table:table-column table:style-name="co2" table:default-cell-style-name="ce35"/>
        <table:table-column table:style-name="co3" table:default-cell-style-name="ce28"/>
        <table:table-column table:style-name="co4" table:default-cell-style-name="ce40"/>
        <table:table-column table:style-name="co2" table:default-cell-style-name="ce35"/>
        <table:table-column table:style-name="co3" table:default-cell-style-name="ce28"/>
        <table:table-column table:style-name="co4" table:default-cell-style-name="ce40"/>
        <table:table-column table:style-name="co2" table:default-cell-style-name="ce35"/>
        <table:table-column table:style-name="co3" table:default-cell-style-name="ce28"/>
        <table:table-column table:style-name="co4" table:default-cell-style-name="ce40"/>
        <table:table-column table:style-name="co2" table:default-cell-style-name="ce35"/>
        <table:table-column table:style-name="co3" table:default-cell-style-name="ce28"/>
        <table:table-column table:style-name="co4" table:default-cell-style-name="ce40"/>
        <table:table-column table:style-name="co1" table:number-columns-repeated="2" table:default-cell-style-name="ce28"/>
        <table:table-column table:style-name="co5" table:default-cell-style-name="ce28"/>
        <table:table-row table:style-name="ro1">
          <table:table-cell table:style-name="Default"/>
          <table:table-cell table:style-name="ce28" office:value-type="string" calcext:value-type="string">
            <text:p>Name:</text:p>
          </table:table-cell>
          <table:table-cell table:style-name="Default" table:number-columns-repeated="22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32" table:number-columns-repeated="21"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repeated="2"/>
          <table:table-cell table:style-name="ce33" office:value-type="string" calcext:value-type="string" table:number-columns-spanned="3" table:number-rows-spanned="1">
            <text:p>Sun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Mon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Tues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Wed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Thurs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Fri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Sat</text:p>
          </table:table-cell>
          <table:covered-table-cell table:number-columns-repeated="2" table:style-name="ce33"/>
          <table:table-cell office:value-type="string" calcext:value-type="string">
            <text:p>Week</text:p>
          </table:table-cell>
          <table:table-cell/>
          <table:table-cell table:style-name="ce42" office:value-type="string" calcext:value-type="string">
            <text:p>Notes: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Week</text:p>
          </table:table-cell>
          <table:table-cell table:style-name="ce34" office:value-type="string" calcext:value-type="string">
            <text:p>time In</text:p>
          </table:table-cell>
          <table:table-cell table:style-name="ce37" office:value-type="string" calcext:value-type="string">
            <text:p>timeOut</text:p>
          </table:table-cell>
          <table:table-cell table:style-name="ce39" office:value-type="string" calcext:value-type="string">
            <text:p>hoursWorked</text:p>
          </table:table-cell>
          <table:table-cell table:style-name="ce34" office:value-type="string" calcext:value-type="string">
            <text:p>time In</text:p>
          </table:table-cell>
          <table:table-cell table:style-name="ce37" office:value-type="string" calcext:value-type="string">
            <text:p>timeOut</text:p>
          </table:table-cell>
          <table:table-cell table:style-name="ce39" office:value-type="string" calcext:value-type="string">
            <text:p>hoursWorked</text:p>
          </table:table-cell>
          <table:table-cell table:style-name="ce34" office:value-type="string" calcext:value-type="string">
            <text:p>time In</text:p>
          </table:table-cell>
          <table:table-cell table:style-name="ce37" office:value-type="string" calcext:value-type="string">
            <text:p>timeOut</text:p>
          </table:table-cell>
          <table:table-cell table:style-name="ce39" office:value-type="string" calcext:value-type="string">
            <text:p>hoursWorked</text:p>
          </table:table-cell>
          <table:table-cell table:style-name="ce34" office:value-type="string" calcext:value-type="string">
            <text:p>time In</text:p>
          </table:table-cell>
          <table:table-cell table:style-name="ce37" office:value-type="string" calcext:value-type="string">
            <text:p>timeOut</text:p>
          </table:table-cell>
          <table:table-cell table:style-name="ce39" office:value-type="string" calcext:value-type="string">
            <text:p>hoursWorked</text:p>
          </table:table-cell>
          <table:table-cell table:style-name="ce34" office:value-type="string" calcext:value-type="string">
            <text:p>time In</text:p>
          </table:table-cell>
          <table:table-cell table:style-name="ce37" office:value-type="string" calcext:value-type="string">
            <text:p>timeOut</text:p>
          </table:table-cell>
          <table:table-cell table:style-name="ce39" office:value-type="string" calcext:value-type="string">
            <text:p>hoursWorked</text:p>
          </table:table-cell>
          <table:table-cell table:style-name="ce34" office:value-type="string" calcext:value-type="string">
            <text:p>time In</text:p>
          </table:table-cell>
          <table:table-cell table:style-name="ce37" office:value-type="string" calcext:value-type="string">
            <text:p>timeOut</text:p>
          </table:table-cell>
          <table:table-cell table:style-name="ce39" office:value-type="string" calcext:value-type="string">
            <text:p>hoursWorked</text:p>
          </table:table-cell>
          <table:table-cell table:style-name="ce34" office:value-type="string" calcext:value-type="string">
            <text:p>time In</text:p>
          </table:table-cell>
          <table:table-cell table:style-name="ce37" office:value-type="string" calcext:value-type="string">
            <text:p>timeOut</text:p>
          </table:table-cell>
          <table:table-cell table:style-name="ce39" office:value-type="string" calcext:value-type="string">
            <text:p>hoursWorked</text:p>
          </table:table-cell>
          <table:table-cell office:value-type="string" calcext:value-type="string">
            <text:p>Total Hours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.05.18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5]+[.H5]+[.K5]+[.N5]+[.Q5]+[.T5]+[.W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.05.25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6]+[.H6]+[.K6]+[.N6]+[.Q6]+[.T6]+[.W6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16.06.0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6" office:value-type="time" office:time-value="PT13H30M00S" calcext:value-type="time">
            <text:p>01:30:00 PM</text:p>
          </table:table-cell>
          <table:table-cell table:style-name="ce38" office:value-type="time" office:time-value="PT19H30M00S" calcext:value-type="time">
            <text:p>07:30:00 PM</text:p>
          </table:table-cell>
          <table:table-cell office:value-type="float" office:value="6" calcext:value-type="float">
            <text:p>6</text:p>
          </table:table-cell>
          <table:table-cell table:style-name="ce36" office:value-type="time" office:time-value="PT10H00M00S" calcext:value-type="time">
            <text:p>10:00:00 AM</text:p>
          </table:table-cell>
          <table:table-cell table:style-name="ce38" office:value-type="time" office:time-value="PT16H00M00S" calcext:value-type="time">
            <text:p>04:00:00 PM</text:p>
          </table:table-cell>
          <table:table-cell office:value-type="float" office:value="6" calcext:value-type="float">
            <text:p>6</text:p>
          </table:table-cell>
          <table:table-cell table:style-name="ce36" office:value-type="time" office:time-value="PT13H00M00S" calcext:value-type="time">
            <text:p>01:00:00 PM</text:p>
          </table:table-cell>
          <table:table-cell table:style-name="ce38" office:value-type="time" office:time-value="PT20H00M00S" calcext:value-type="time">
            <text:p>08:00:00 PM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7]+[.H7]+[.K7]+[.N7]+[.Q7]+[.T7]+[.W7])" office:value-type="float" office:value="12" calcext:value-type="float">
            <text:p>12</text:p>
          </table:table-cell>
          <table:table-cell/>
          <table:table-cell office:value-type="string" calcext:value-type="string">
            <text:p>Arrived on Tuesday, 5/31/201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16.06.08</text:p>
          </table:table-cell>
          <table:table-cell table:style-name="ce36" office:value-type="time" office:time-value="PT14H00M00S" calcext:value-type="time">
            <text:p>02:00:00 PM</text:p>
          </table:table-cell>
          <table:table-cell table:style-name="ce38" office:value-type="time" office:time-value="PT19H00M00S" calcext:value-type="time">
            <text:p>07:00:00 PM</text:p>
          </table:table-cell>
          <table:table-cell office:value-type="float" office:value="5" calcext:value-type="float">
            <text:p>5</text:p>
          </table:table-cell>
          <table:table-cell table:style-name="ce36" office:value-type="time" office:time-value="PT10H00M00S" calcext:value-type="time">
            <text:p>10:00:00 AM</text:p>
          </table:table-cell>
          <table:table-cell table:style-name="ce38" office:value-type="time" office:time-value="PT17H00M00S" calcext:value-type="time">
            <text:p>05:00:00 PM</text:p>
          </table:table-cell>
          <table:table-cell office:value-type="float" office:value="7" calcext:value-type="float">
            <text:p>7</text:p>
          </table:table-cell>
          <table:table-cell table:style-name="ce38" office:value-type="time" office:time-value="PT14H00M00S" calcext:value-type="time">
            <text:p>02:00:00 PM</text:p>
          </table:table-cell>
          <table:table-cell table:style-name="ce41" office:value-type="time" office:time-value="PT19H00M00S" calcext:value-type="time">
            <text:p>07:00:00 PM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time" office:time-value="PT09H30M00S" calcext:value-type="time">
            <text:p>09:30:00 AM</text:p>
          </table:table-cell>
          <table:table-cell table:style-name="ce38" office:value-type="time" office:time-value="PT17H00M00S" calcext:value-type="time">
            <text:p>05:00:00 PM</text:p>
          </table:table-cell>
          <table:table-cell office:value-type="float" office:value="7.5" calcext:value-type="float">
            <text:p>7.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E8]+[.H8]+[.J8]+[.N8]+[.Q8]+[.T8]+[.W8])" office:value-type="float" office:value="20.2916666666667" calcext:value-type="float">
            <text:p>20.291666666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16.06.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6" office:value-type="time" office:time-value="PT10H00M00S" calcext:value-type="time">
            <text:p>10:00:00 AM</text:p>
          </table:table-cell>
          <table:table-cell table:style-name="ce38" office:value-type="time" office:time-value="PT20H00M00S" calcext:value-type="time">
            <text:p>08:00:00 PM</text:p>
          </table:table-cell>
          <table:table-cell office:value-type="float" office:value="10" calcext:value-type="float">
            <text:p>10</text:p>
          </table:table-cell>
          <table:table-cell table:style-name="ce36" office:value-type="time" office:time-value="PT14H00M00S" calcext:value-type="time">
            <text:p>02:00:00 PM</text:p>
          </table:table-cell>
          <table:table-cell table:style-name="ce38" office:value-type="time" office:time-value="PT21H00M00S" calcext:value-type="time">
            <text:p>09:00:00 PM</text:p>
          </table:table-cell>
          <table:table-cell office:value-type="float" office:value="7" calcext:value-type="float">
            <text:p>7</text:p>
          </table:table-cell>
          <table:table-cell table:style-name="ce36" office:value-type="time" office:time-value="PT09H00M00S" calcext:value-type="time">
            <text:p>09:00:00 AM</text:p>
          </table:table-cell>
          <table:table-cell table:style-name="ce38" office:value-type="time" office:time-value="PT18H00M00S" calcext:value-type="time">
            <text:p>06:00:00 PM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E9]+[.H9]+[.K9]+[.N9]+[.Q9]+[.T9]+[.W9])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16.06.2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0]+[.H10]+[.K10]+[.N10]+[.Q10]+[.T10]+[.W1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16.06.29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1]+[.H11]+[.K11]+[.N11]+[.Q11]+[.T11]+[.W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.07.06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2]+[.H12]+[.K12]+[.N12]+[.Q12]+[.T12]+[.W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.07.13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3]+[.H13]+[.K13]+[.N13]+[.Q13]+[.T13]+[.W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.07.2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4]+[.H14]+[.K14]+[.N14]+[.Q14]+[.T14]+[.W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.07.27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5]+[.H15]+[.K15]+[.N15]+[.Q15]+[.T15]+[.W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.08.03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6]+[.H16]+[.K16]+[.N16]+[.Q16]+[.T16]+[.W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.08.1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7]+[.H17]+[.K17]+[.N17]+[.Q17]+[.T17]+[.W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.08.17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8]+[.H18]+[.K18]+[.N18]+[.Q18]+[.T18]+[.W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.08.24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19]+[.H19]+[.K19]+[.N19]+[.Q19]+[.T19]+[.W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2016.08.31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SUM([.E20]+[.H20]+[.K20]+[.N20]+[.Q20]+[.T20]+[.W20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28"/>
          <table:table-cell table:style-name="Default"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/>
          <table:table-cell table:number-columns-repeated="3"/>
        </table:table-row>
        <table:table-row table:style-name="ro1">
          <table:table-cell table:style-name="ce28"/>
          <table:table-cell table:style-name="ce31" office:value-type="string" calcext:value-type="string">
            <text:p>You can only bill 40 hours per week.</text:p>
          </table:table-cell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/>
          <table:table-cell table:number-columns-repeated="3"/>
        </table:table-row>
        <table:table-row table:style-name="ro1">
          <table:table-cell table:style-name="ce28"/>
          <table:table-cell table:style-name="Default"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/>
          <table:table-cell table:number-columns-repeated="3"/>
        </table:table-row>
        <table:table-row table:style-name="ro1">
          <table:table-cell table:style-name="ce28"/>
          <table:table-cell table:style-name="ce28" office:value-type="string" calcext:value-type="string">
            <text:p>(esp. PhD students, I require you to take one day off per week)</text:p>
          </table:table-cell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6:54:03.808798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